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 style:use-optimal-column-width="true"/>
    </style:style>
    <style:style style:name="co3" style:family="table-column">
      <style:table-column-properties fo:break-before="auto" style:column-width="2.20133333333333cm" style:use-optimal-column-width="true"/>
    </style:style>
    <style:style style:name="co4" style:family="table-column">
      <style:table-column-properties fo:break-before="auto" style:column-width="3.72533333333333cm" style:use-optimal-column-width="true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1.820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Predicted No</text:p>
          </table:table-cell>
          <table:table-cell office:value-type="string" table:style-name="ce2">
            <text:p>Predicted Ye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Actual No</text:p>
          </table:table-cell>
          <table:table-cell office:value-type="string" table:style-name="ce2">
            <text:p>True No</text:p>
          </table:table-cell>
          <table:table-cell office:value-type="string" table:style-name="ce2">
            <text:p>False Ye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Actual Yes</text:p>
          </table:table-cell>
          <table:table-cell office:value-type="string" table:style-name="ce2">
            <text:p>False No</text:p>
          </table:table-cell>
          <table:table-cell office:value-type="string" table:style-name="ce2">
            <text:p>True Yes</text:p>
          </table:table-cell>
          <table:table-cell table:number-columns-repeated="16380" table:style-name="ce1"/>
        </table:table-row>
        <table:table-row table:number-rows-repeated="2"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Predicted No</text:p>
          </table:table-cell>
          <table:table-cell office:value-type="string" table:style-name="ce2">
            <text:p>Predicted Ye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Actual No</text:p>
          </table:table-cell>
          <table:table-cell office:value-type="float" office:value="900" table:style-name="ce2">
            <text:p>900</text:p>
          </table:table-cell>
          <table:table-cell office:value-type="float" office:value="9" table:style-name="ce2">
            <text:p>9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Actual Yes</text:p>
          </table:table-cell>
          <table:table-cell office:value-type="float" office:value="82" table:style-name="ce2">
            <text:p>82</text:p>
          </table:table-cell>
          <table:table-cell office:value-type="float" office:value="9" table:style-name="ce2">
            <text:p>9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3"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RECALL No</text:p>
          </table:table-cell>
          <table:table-cell office:value-type="float" office:value="0.99009900990099009" table:formula="of:=[.C8]/([.C8]+[.D8])" table:style-name="ce4">
            <text:p>0.99</text:p>
          </table:table-cell>
          <table:table-cell office:value-type="string" table:style-name="ce2">
            <text:p>extremely good</text:p>
          </table:table-cell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PRECISION No</text:p>
          </table:table-cell>
          <table:table-cell office:value-type="float" office:value="0.91649694501018331" table:formula="of:=[.C8]/([.C8]+[.C9])" table:style-name="ce4">
            <text:p>0.92</text:p>
          </table:table-cell>
          <table:table-cell office:value-type="string" table:style-name="ce2">
            <text:p>very good</text:p>
          </table:table-cell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F1_SCORE No</text:p>
          </table:table-cell>
          <table:table-cell office:value-type="float" office:value="0.95187731359069272" table:formula="of:=2*[.C8]/(2*[.C8]+[.C9]+[.D8])" table:style-name="ce4">
            <text:p>0.95</text:p>
          </table:table-cell>
          <table:table-cell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SUPPORT No</text:p>
          </table:table-cell>
          <table:table-cell office:value-type="float" office:value="909" table:formula="of:=[.C8]+[.D8]" table:style-name="ce2">
            <text:p>909</text:p>
          </table:table-cell>
          <table:table-cell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RECALL Yes</text:p>
          </table:table-cell>
          <table:table-cell office:value-type="float" office:value="9.8901098901098897E-2" table:formula="of:=[.D9]/([.C9]+[.D9])" table:style-name="ce4">
            <text:p>0.10</text:p>
          </table:table-cell>
          <table:table-cell office:value-type="string" table:style-name="ce2">
            <text:p>very poor</text:p>
          </table:table-cell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PRECISION Yes</text:p>
          </table:table-cell>
          <table:table-cell office:value-type="float" office:value="0.5" table:formula="of:=[.D9]/([.D9]+[.D8])" table:style-name="ce4">
            <text:p>0.50</text:p>
          </table:table-cell>
          <table:table-cell office:value-type="string" table:style-name="ce5">
            <text:p>poor</text:p>
          </table:table-cell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F1_SCORE Yes</text:p>
          </table:table-cell>
          <table:table-cell office:value-type="float" office:value="0.16513761467889909" table:formula="of:=2*[.D9]/(2*[.D9]+[.C9]+[.D8])" table:style-name="ce4">
            <text:p>0.17</text:p>
          </table:table-cell>
          <table:table-cell office:value-type="string" table:style-name="ce2">
            <text:p>useless</text:p>
          </table:table-cell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SUPPORT Yes</text:p>
          </table:table-cell>
          <table:table-cell office:value-type="float" office:value="91" table:formula="of:=[.C9]+[.D9]" table:style-name="ce2">
            <text:p>91</text:p>
          </table:table-cell>
          <table:table-cell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ACCURACY</text:p>
          </table:table-cell>
          <table:table-cell office:value-type="float" office:value="0.90900000000000003" table:formula="of:=([.C8]+[.D9])/([.C8]+[.D8]+[.C9]+[.D9])" table:style-name="ce4">
            <text:p>0.91</text:p>
          </table:table-cell>
          <table:table-cell office:value-type="string" table:style-name="ce2">
            <text:p>overall good</text:p>
          </table:table-cell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table:number-columns-repeated="3" table:style-name="ce2"/>
          <table:table-cell table:number-columns-repeated="6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table:style-name="ce2"/>
          <table:table-cell office:value-type="string" table:style-name="ce2">
            <text:p>Predicted No</text:p>
          </table:table-cell>
          <table:table-cell office:value-type="string" table:style-name="ce2">
            <text:p>Predicted Yes</text:p>
          </table:table-cell>
          <table:table-cell table:number-columns-repeated="6" table:style-name="ce1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2">
            <text:p>Actual No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Actual Yes</text:p>
          </table:table-cell>
          <table:table-cell office:value-type="float" office:value="82" table:style-name="ce2">
            <text:p>82</text:p>
          </table:table-cell>
          <table:table-cell office:value-type="float" office:value="9" table:style-name="ce2">
            <text:p>9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RECALL No</text:p>
          </table:table-cell>
          <table:table-cell office:value-type="float" office:value="0.98901098901098905" table:formula="of:=[.C22]/([.C22]+[.D22])" table:style-name="ce4">
            <text:p>0.99</text:p>
          </table:table-cell>
          <table:table-cell office:value-type="string" table:style-name="ce2">
            <text:p>same after adjustmen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PRECISION No</text:p>
          </table:table-cell>
          <table:table-cell office:value-type="float" office:value="0.52325581395348841" table:formula="of:=[.C22]/([.C22]+[.C23])" table:style-name="ce4">
            <text:p>0.52</text:p>
          </table:table-cell>
          <table:table-cell office:value-type="string" table:style-name="ce2">
            <text:p>poo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F1_SCORE No</text:p>
          </table:table-cell>
          <table:table-cell office:value-type="float" office:value="0.68441064638783267" table:formula="of:=2*[.C22]/(2*[.C22]+[.C23]+[.D22])" table:style-name="ce4">
            <text:p>0.68</text:p>
          </table:table-cell>
          <table:table-cell office:value-type="string" table:style-name="ce2">
            <text:p>goo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SUPPORT No</text:p>
          </table:table-cell>
          <table:table-cell office:value-type="float" office:value="91" table:formula="of:=[.C22]+[.D22]" table:style-name="ce2">
            <text:p>91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RECALL Yes</text:p>
          </table:table-cell>
          <table:table-cell office:value-type="float" office:value="9.8901098901098897E-2" table:formula="of:=[.D23]/([.C23]+[.D23])" table:style-name="ce4">
            <text:p>0.10</text:p>
          </table:table-cell>
          <table:table-cell office:value-type="string" table:style-name="ce2">
            <text:p>same after adjustmen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PRECISION Yes</text:p>
          </table:table-cell>
          <table:table-cell office:value-type="float" office:value="0.9" table:formula="of:=[.D23]/([.D23]+[.D22])" table:style-name="ce4">
            <text:p>0.90</text:p>
          </table:table-cell>
          <table:table-cell office:value-type="string" table:style-name="ce2">
            <text:p>very goo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F1_SCORE Yes</text:p>
          </table:table-cell>
          <table:table-cell office:value-type="float" office:value="0.17821782178217821" table:formula="of:=2*[.D23]/(2*[.D23]+[.C23]+[.D22])" table:style-name="ce4">
            <text:p>0.18</text:p>
          </table:table-cell>
          <table:table-cell office:value-type="string" table:style-name="ce2">
            <text:p>very poo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SUPPORT Yes</text:p>
          </table:table-cell>
          <table:table-cell office:value-type="float" office:value="91" table:formula="of:=[.C23]+[.D23]" table:style-name="ce2">
            <text:p>91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ACCURACY</text:p>
          </table:table-cell>
          <table:table-cell office:value-type="float" office:value="0.54395604395604391" table:formula="of:=([.C22]+[.D23])/([.C22]+[.D22]+[.C23]+[.D23])" table:style-name="ce4">
            <text:p>0.54</text:p>
          </table:table-cell>
          <table:table-cell office:value-type="string" table:style-name="ce2">
            <text:p>poor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meta:initial-creator/>
    <dc:creator/>
    <meta:creation-date>2023-01-06T09:42:44Z</meta:creation-date>
    <dc:date>2023-01-06T09:44:04Z</dc:date>
  </office:meta>
</office:document-meta>
</file>